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F</mi>
            <mo stretchy="false">→</mo>
            <mi mathvariant="italic">graph</mi>
            <mi mathvariant="italic">id</mi>
            <mtext>{</mtext>
            <mi>L</mi>
            <mtext>}</mtext>
          </mrow>
        </mtd>
      </mtr>
      <mtr>
        <mtd>
          <mrow>
            <mi>L</mi>
            <mo stretchy="false">→</mo>
            <mi>C</mi>
            <mi>B</mi>
          </mrow>
        </mtd>
      </mtr>
      <mtr>
        <mtd>
          <mrow>
            <mi>B</mi>
            <mo stretchy="false">→</mo>
            <mi>;</mi>
            <mi>C</mi>
            <mi>B</mi>
            <mtext>|</mtext>
            <mi>ε</mi>
          </mrow>
        </mtd>
      </mtr>
      <mtr>
        <mtd>
          <mrow>
            <mi>C</mi>
            <mo stretchy="false">→</mo>
            <mi>N</mi>
            <mi>D</mi>
          </mrow>
        </mtd>
      </mtr>
      <mtr>
        <mtd>
          <mrow>
            <mi>D</mi>
            <mo stretchy="false">→</mo>
            <mi>E</mi>
            <mtext>|</mtext>
            <mi mathvariant="italic">epsilon</mi>
          </mrow>
        </mtd>
      </mtr>
      <mtr>
        <mtd>
          <mrow>
            <mi>N</mi>
            <mo stretchy="false">→</mo>
            <mi mathvariant="italic">id</mi>
            <mtext>|</mtext>
            <mi mathvariant="italic">longId</mi>
          </mrow>
        </mtd>
      </mtr>
      <mtr>
        <mtd>
          <mrow>
            <mi>E</mi>
            <mo stretchy="false">→</mo>
            <mi mathvariant="italic">edge</mi>
            <mi>N</mi>
            <mi>D</mi>
          </mrow>
        </mtd>
      </mtr>
    </mtable>
    <annotation encoding="StarMath 5.0">F-&gt;graph id"{" L "}" newline
L-&gt;C B newline
B-&gt;; C B"|" %varepsilon newline
C-&gt;N D newline
D-&gt;E"|"epsilon newline
N-&gt;id"|"longId newline
E-&gt;edge N D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5:22:57.378871234</meta:creation-date>
    <dc:date>2019-06-16T16:25:16.903277184</dc:date>
    <meta:editing-duration>PT52M26S</meta:editing-duration>
    <meta:editing-cycles>4</meta:editing-cycles>
    <meta:generator>LibreOffice/6.0.7.3$Linux_X86_64 LibreOffice_project/00m0$Build-3</meta:generator>
  </office:meta>
</office:document-meta>
</file>